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42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J1]" style:apply-style-name="Neutral" style:base-cell-address="Front.B2"/>
    </style:style>
    <style:style style:name="ce5" style:family="table-cell" style:parent-style-name="Default" style:data-style-name="N1">
      <style:table-cell-properties fo:background-color="#b4c7dc"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">
      <style:table-cell-properties fo:background-color="#b4c7dc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42">
      <style:table-cell-properties style:cell-protect="none" style:print-content="true"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 style:data-style-name="N142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1]" style:apply-style-name="Neutral" style:base-cell-address="Front.C2"/>
    </style:style>
    <style:style style:name="ce17" style:family="table-cell" style:parent-style-name="Default" style:data-style-name="N1">
      <style:table-cell-properties fo:background-color="#ffdbb6" style:cell-protect="none" style:print-content="tru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">
      <style:table-cell-properties fo:background-color="#ffdbb6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">
      <style:table-cell-properties fo:background-color="#ffdbb6"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J1]" style:apply-style-name="Neutral" style:base-cell-address="Rear.B2"/>
    </style:style>
    <style:style style:name="ce15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2]" style:apply-style-name="Neutral" style:base-cell-address="Rear.C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ront" table:style-name="ta1">
        <table:shapes>
          <draw:frame draw:z-index="0" draw:style-name="gr1" draw:text-style-name="P1" svg:width="4.8098in" svg:height="3.378in" svg:x="1.8339in" svg:y="0in">
            <draw:object draw:notify-on-update-of-ranges="Front.B1:Front.B1 Front.B2:Front.B19 Front.C1:Front.C1 Front.C2:Front.C19 Front.D1:Front.D1 Front.D2:Front.D19 Front.E1:Front.E1 Front.E2:Front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formula="of:=1.595*EXP(0.135*[.B29])" office:value-type="float" office:value="104.781133962197" calcext:value-type="float">
            <text:p>104.8</text:p>
          </table:table-cell>
          <table:table-cell table:style-name="ce22" table:formula="of:=1.595*EXP(0.135*[.C29])" office:value-type="float" office:value="25.3904656700787" calcext:value-type="float">
            <text:p>25.4</text:p>
          </table:table-cell>
          <table:table-cell table:style-name="ce33" table:formula="of:=[.B20]" office:value-type="float" office:value="85.5350865281773" calcext:value-type="float" table:number-columns-spanned="1" table:number-rows-spanned="18">
            <text:p>85.5</text:p>
          </table:table-cell>
          <table:table-cell table:style-name="ce33" table:formula="of:=[.C20]" office:value-type="float" office:value="57.835829216131" calcext:value-type="float" table:number-columns-spanned="1" table:number-rows-spanned="18">
            <text:p>57.8</text:p>
          </table: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1.595*EXP(0.135*[.B30])" office:value-type="float" office:value="65.3249297645661" calcext:value-type="float">
            <text:p>65.3</text:p>
          </table:table-cell>
          <table:table-cell table:style-name="ce22" table:formula="of:=1.595*EXP(0.135*[.C30])" office:value-type="float" office:value="91.5489439874868" calcext:value-type="float">
            <text:p>91.5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1.595*EXP(0.135*[.B31])" office:value-type="float" office:value="91.5489439874868" calcext:value-type="float">
            <text:p>91.5</text:p>
          </table:table-cell>
          <table:table-cell table:style-name="ce22" table:formula="of:=1.595*EXP(0.135*[.C31])" office:value-type="float" office:value="31.0896117556696" calcext:value-type="float">
            <text:p>31.1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1.595*EXP(0.135*[.B32])" office:value-type="float" office:value="74.766785050712" calcext:value-type="float">
            <text:p>74.8</text:p>
          </table:table-cell>
          <table:table-cell table:style-name="ce22" table:formula="of:=1.595*EXP(0.135*[.C32])" office:value-type="float" office:value="79.9877690601037" calcext:value-type="float">
            <text:p>80.0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1.595*EXP(0.135*[.B33])" office:value-type="float" office:value="85.5733357382278" calcext:value-type="float">
            <text:p>85.6</text:p>
          </table:table-cell>
          <table:table-cell table:style-name="ce22" table:formula="of:=1.595*EXP(0.135*[.C33])" office:value-type="float" office:value="33.260607415366" calcext:value-type="float">
            <text:p>33.3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1.595*EXP(0.135*[.B34])" office:value-type="float" office:value="69.8865865682405" calcext:value-type="float">
            <text:p>69.9</text:p>
          </table:table-cell>
          <table:table-cell table:style-name="ce22" table:formula="of:=1.595*EXP(0.135*[.C34])" office:value-type="float" office:value="65.3249297645661" calcext:value-type="float">
            <text:p>65.3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1.595*EXP(0.135*[.B35])" office:value-type="float" office:value="97.9418305120467" calcext:value-type="float">
            <text:p>97.9</text:p>
          </table:table-cell>
          <table:table-cell table:style-name="ce22" table:formula="of:=1.595*EXP(0.135*[.C35])" office:value-type="float" office:value="53.3499871153921" calcext:value-type="float">
            <text:p>53.3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1.595*EXP(0.135*[.B36])" office:value-type="float" office:value="69.8865865682405" calcext:value-type="float">
            <text:p>69.9</text:p>
          </table:table-cell>
          <table:table-cell table:style-name="ce22" table:formula="of:=1.595*EXP(0.135*[.C36])" office:value-type="float" office:value="38.0679886567545" calcext:value-type="float">
            <text:p>38.1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formula="of:=1.595*EXP(0.135*[.B37])" office:value-type="float" office:value="91.5489439874868" calcext:value-type="float">
            <text:p>91.5</text:p>
          </table:table-cell>
          <table:table-cell table:style-name="ce22" table:formula="of:=1.595*EXP(0.135*[.C37])" office:value-type="float" office:value="65.3249297645661" calcext:value-type="float">
            <text:p>65.3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1.595*EXP(0.135*[.B38])" office:value-type="float" office:value="69.8865865682405" calcext:value-type="float">
            <text:p>69.9</text:p>
          </table:table-cell>
          <table:table-cell table:style-name="ce22" table:formula="of:=1.595*EXP(0.135*[.C38])" office:value-type="float" office:value="104.781133962197" calcext:value-type="float">
            <text:p>104.8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table:formula="of:=1.595*EXP(0.135*[.B39])" office:value-type="float" office:value="119.925862125777" calcext:value-type="float">
            <text:p>119.9</text:p>
          </table:table-cell>
          <table:table-cell table:style-name="ce22" table:formula="of:=1.595*EXP(0.135*[.C39])" office:value-type="float" office:value="33.260607415366" calcext:value-type="float">
            <text:p>33.3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table:formula="of:=1.595*EXP(0.135*[.B40])" office:value-type="float" office:value="74.766785050712" calcext:value-type="float">
            <text:p>74.8</text:p>
          </table:table-cell>
          <table:table-cell table:style-name="ce22" table:formula="of:=1.595*EXP(0.135*[.C40])" office:value-type="float" office:value="40.7262861870257" calcext:value-type="float">
            <text:p>40.7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table:formula="of:=1.595*EXP(0.135*[.B41])" office:value-type="float" office:value="97.9418305120467" calcext:value-type="float">
            <text:p>97.9</text:p>
          </table:table-cell>
          <table:table-cell table:style-name="ce22" table:formula="of:=1.595*EXP(0.135*[.C41])" office:value-type="float" office:value="61.061022698235" calcext:value-type="float">
            <text:p>61.1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1.595*EXP(0.135*[.B42])" office:value-type="float" office:value="74.766785050712" calcext:value-type="float">
            <text:p>74.8</text:p>
          </table:table-cell>
          <table:table-cell table:style-name="ce22" table:formula="of:=1.595*EXP(0.135*[.C42])" office:value-type="float" office:value="74.766785050712" calcext:value-type="float">
            <text:p>74.8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table:formula="of:=1.595*EXP(0.135*[.B43])" office:value-type="float" office:value="104.781133962197" calcext:value-type="float">
            <text:p>104.8</text:p>
          </table:table-cell>
          <table:table-cell table:style-name="ce22" table:formula="of:=1.595*EXP(0.135*[.C43])" office:value-type="float" office:value="33.260607415366" calcext:value-type="float">
            <text:p>33.3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table:formula="of:=1.595*EXP(0.135*[.B44])" office:value-type="float" office:value="74.766785050712" calcext:value-type="float">
            <text:p>74.8</text:p>
          </table:table-cell>
          <table:table-cell table:style-name="ce22" table:formula="of:=1.595*EXP(0.135*[.C44])" office:value-type="float" office:value="79.9877690601037" calcext:value-type="float">
            <text:p>80.0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table:formula="of:=1.595*EXP(0.135*[.B45])" office:value-type="float" office:value="79.9877690601037" calcext:value-type="float">
            <text:p>80.0</text:p>
          </table:table-cell>
          <table:table-cell table:style-name="ce22" table:formula="of:=1.595*EXP(0.135*[.C45])" office:value-type="float" office:value="49.8677118512649" calcext:value-type="float">
            <text:p>49.9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table:formula="of:=1.595*EXP(0.135*[.B46])" office:value-type="float" office:value="91.5489439874868" calcext:value-type="float">
            <text:p>91.5</text:p>
          </table:table-cell>
          <table:table-cell table:style-name="ce22" table:formula="of:=1.595*EXP(0.135*[.C46])" office:value-type="float" office:value="79.9877690601037" calcext:value-type="float">
            <text:p>80.0</text:p>
          </table:table-cell>
          <table:covered-table-cell table:style-name="ce33" table:formula="of:=[.B20]" office:value-type="float" office:value="85.5350865281773" calcext:value-type="float">
            <text:p>85.5</text:p>
          </table:covered-table-cell>
          <table:covered-table-cell table:style-name="ce7" table:formula="of:=[.C20]" office:value-type="float" office:value="57.835829216131" calcext:value-type="float">
            <text:p>57.8</text:p>
          </table:covered-table-cell>
          <table:table-cell table:number-columns-repeated="4"/>
          <table:table-cell table:style-name="ce31" table:formula="of:=(1-[.B23])*[.B20]" office:value-type="float" office:value="51.3210519169064" calcext:value-type="float">
            <text:p>51</text:p>
          </table:table-cell>
          <table:table-cell table:style-name="ce31" table:formula="of:=(1-[.C23])*[.C20]" office:value-type="float" office:value="34.7014975296786" calcext:value-type="float">
            <text:p>35</text:p>
          </table:table-cell>
          <table:table-cell table:style-name="ce31" table:formula="of:=(1+[.B23])*[.B20]" office:value-type="float" office:value="119.749121139448" calcext:value-type="float">
            <text:p>120</text:p>
          </table:table-cell>
          <table:table-cell table:style-name="ce31" table:formula="of:=(1+[.C23])*[.C20]" office:value-type="float" office:value="80.9701609025834" calcext:value-type="float">
            <text:p>8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5" table:formula="of:=AVERAGE([.B2:.B19])" office:value-type="float" office:value="85.5350865281773" calcext:value-type="float">
            <text:p>86</text:p>
          </table:table-cell>
          <table:table-cell table:style-name="ce17" table:formula="of:=AVERAGE([.C2:.C19])" office:value-type="float" office:value="57.835829216131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 table:style-name="ce10" office:value-type="float" office:value="70" calcext:value-type="float">
            <text:p>7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style-name="ce10" table:formula="of:=SUM([.B2:.B19])" office:value-type="float" office:value="1539.63155750719" calcext:value-type="float">
            <text:p>1540</text:p>
          </table:table-cell>
          <table:table-cell table:style-name="ce19" table:formula="of:=SUM([.C2:.C19])" office:value-type="float" office:value="1041.04492589036" calcext:value-type="float">
            <text:p>1041</text:p>
          </table:table-cell>
          <table:table-cell/>
          <table:table-cell office:value-type="string" calcext:value-type="string">
            <text:p><text:s/>Tension = 1.595 * exp(0.135 * Measure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l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20" office:value-type="percentage" office:value="0.4" calcext:value-type="percentage">
            <text:p>4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style-name="ce10" table:formula="of:=[.J2]" office:value-type="float" office:value="51.3210519169064" calcext:value-type="float">
            <text:p>51</text:p>
          </table:table-cell>
          <table:table-cell table:style-name="ce19" table:formula="of:=[.K2]" office:value-type="float" office:value="34.7014975296786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table:style-name="ce10" table:formula="of:=[.L2]" office:value-type="float" office:value="119.749121139448" calcext:value-type="float">
            <text:p>120</text:p>
          </table:table-cell>
          <table:table-cell table:style-name="ce19" table:formula="of:=[.M2]" office:value-type="float" office:value="80.9701609025834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9" table:number-rows-spanned="1">
            <text:p>If you need to change the structure, click <text:span text:style-name="T1">Tools→Protect Sheet</text:span>. Password is empty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14" table:formula="of:=SUM([.B22];[.C22])" office:value-type="float" office:value="2580.67648339755" calcext:value-type="float" table:number-columns-spanned="2" table:number-rows-spanned="1">
            <text:p>2581</text:p>
          </table:table-cell>
          <table:covered-table-cell/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21" office:value-type="float" office:value="31" calcext:value-type="float">
            <text:p>31.0</text:p>
          </table:table-cell>
          <table:table-cell table:style-name="ce21" office:value-type="float" office:value="20.5" calcext:value-type="float">
            <text:p>20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7.5" calcext:value-type="float">
            <text:p>27.5</text:p>
          </table:table-cell>
          <table:table-cell table:style-name="ce21" office:value-type="float" office:value="30" calcext:value-type="float">
            <text:p>30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0" calcext:value-type="float">
            <text:p>30.0</text:p>
          </table:table-cell>
          <table:table-cell table:style-name="ce21" office:value-type="float" office:value="22" calcext:value-type="float">
            <text:p>22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8.5" calcext:value-type="float">
            <text:p>28.5</text:p>
          </table:table-cell>
          <table:table-cell table:style-name="ce21" office:value-type="float" office:value="29" calcext:value-type="float">
            <text:p>29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9.5" calcext:value-type="float">
            <text:p>29.5</text:p>
          </table:table-cell>
          <table:table-cell table:style-name="ce21" office:value-type="float" office:value="22.5" calcext:value-type="float">
            <text:p>22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8" calcext:value-type="float">
            <text:p>28.0</text:p>
          </table:table-cell>
          <table:table-cell table:style-name="ce21" office:value-type="float" office:value="27.5" calcext:value-type="float">
            <text:p>27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0.5" calcext:value-type="float">
            <text:p>30.5</text:p>
          </table:table-cell>
          <table:table-cell table:style-name="ce21" office:value-type="float" office:value="26" calcext:value-type="float">
            <text:p>26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8" calcext:value-type="float">
            <text:p>28.0</text:p>
          </table:table-cell>
          <table:table-cell table:style-name="ce21" office:value-type="float" office:value="23.5" calcext:value-type="float">
            <text:p>23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0" calcext:value-type="float">
            <text:p>30.0</text:p>
          </table:table-cell>
          <table:table-cell table:style-name="ce21" office:value-type="float" office:value="27.5" calcext:value-type="float">
            <text:p>27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8" calcext:value-type="float">
            <text:p>28.0</text:p>
          </table:table-cell>
          <table:table-cell table:style-name="ce21" office:value-type="float" office:value="31" calcext:value-type="float">
            <text:p>31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2" calcext:value-type="float">
            <text:p>32.0</text:p>
          </table:table-cell>
          <table:table-cell table:style-name="ce21" office:value-type="float" office:value="22.5" calcext:value-type="float">
            <text:p>22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8.5" calcext:value-type="float">
            <text:p>28.5</text:p>
          </table:table-cell>
          <table:table-cell table:style-name="ce21" office:value-type="float" office:value="24" calcext:value-type="float">
            <text:p>24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0.5" calcext:value-type="float">
            <text:p>30.5</text:p>
          </table:table-cell>
          <table:table-cell table:style-name="ce21" office:value-type="float" office:value="27" calcext:value-type="float">
            <text:p>27.0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21" office:value-type="float" office:value="28.5" calcext:value-type="float">
            <text:p>28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1" calcext:value-type="float">
            <text:p>31.0</text:p>
          </table:table-cell>
          <table:table-cell table:style-name="ce21" office:value-type="float" office:value="22.5" calcext:value-type="float">
            <text:p>22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8.5" calcext:value-type="float">
            <text:p>28.5</text:p>
          </table:table-cell>
          <table:table-cell table:style-name="ce21" office:value-type="float" office:value="29" calcext:value-type="float">
            <text:p>29.0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29" calcext:value-type="float">
            <text:p>29.0</text:p>
          </table:table-cell>
          <table:table-cell table:style-name="ce21" office:value-type="float" office:value="25.5" calcext:value-type="float">
            <text:p>25.5</text:p>
          </table:table-cell>
          <table:table-cell table:number-columns-repeated="10"/>
        </table:table-row>
        <table:table-row table:style-name="ro1">
          <table:table-cell/>
          <table:table-cell table:style-name="ce21" office:value-type="float" office:value="30" calcext:value-type="float">
            <text:p>30.0</text:p>
          </table:table-cell>
          <table:table-cell table:style-name="ce21" office:value-type="float" office:value="29" calcext:value-type="float">
            <text:p>29.0</text:p>
          </table:table-cell>
          <table:table-cell table:number-columns-repeated="10"/>
        </table:table-row>
        <table:table-row table:style-name="ro1" table:number-rows-repeated="104852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Front.B2:Front.B19">
            <calcext:condition calcext:apply-style-name="Neutral" calcext:value="&lt;[.J1]" calcext:base-cell-address="Front.B2"/>
          </calcext:conditional-format>
          <calcext:conditional-format calcext:target-range-address="Front.C2:Front.C19">
            <calcext:condition calcext:apply-style-name="Neutral" calcext:value="&lt;[.K1]" calcext:base-cell-address="Front.C2"/>
          </calcext:conditional-format>
          <calcext:conditional-format calcext:target-range-address="Front.B2:Front.B19">
            <calcext:condition calcext:apply-style-name="Bad" calcext:value="&gt;[.L1]" calcext:base-cell-address="Front.B2"/>
          </calcext:conditional-format>
          <calcext:conditional-format calcext:target-range-address="Front.C2:Front.C19">
            <calcext:condition calcext:apply-style-name="Bad" calcext:value="&gt;[.M1]" calcext:base-cell-address="Front.C2"/>
          </calcext:conditional-format>
        </calcext:conditional-formats>
      </table:table>
      <table:table table:name="Rear" table:style-name="ta1">
        <table:shapes>
          <draw:frame draw:z-index="0" draw:style-name="gr1" draw:text-style-name="P1" svg:width="4.8098in" svg:height="3.378in" svg:x="1.8339in" svg:y="0in">
            <draw:object draw:notify-on-update-of-ranges="Rear.B1:Rear.B1 Rear.B2:Rear.B19 Rear.C1:Rear.C1 Rear.C2:Rear.C19 Rear.D1:Rear.D1 Rear.D2:Rear.D19 Rear.E1:Rear.E1 Rear.E2:Rear.E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84" calcext:value-type="float">
            <text:p>84</text:p>
          </table:table-cell>
          <table:table-cell table:style-name="ce15" office:value-type="float" office:value="0" calcext:value-type="float">
            <text:p>0</text:p>
          </table:table-cell>
          <table:table-cell table:style-name="ce33" table:formula="of:=[.B20]" office:value-type="float" office:value="76.8333333333333" calcext:value-type="float" table:number-columns-spanned="1" table:number-rows-spanned="18">
            <text:p>76.8</text:p>
          </table:table-cell>
          <table:table-cell table:style-name="ce33" table:formula="of:=[.C20]" office:value-type="float" office:value="0" calcext:value-type="float" table:number-columns-spanned="1" table:number-rows-spanned="18">
            <text:p>0.0</text:p>
          </table: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72" calcext:value-type="float">
            <text:p>72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78" calcext:value-type="float">
            <text:p>78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71" calcext:value-type="float">
            <text:p>71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77" calcext:value-type="float">
            <text:p>77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60" calcext:value-type="float">
            <text:p>60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91" calcext:value-type="float">
            <text:p>91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75" calcext:value-type="float">
            <text:p>75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78" calcext:value-type="float">
            <text:p>78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covered-table-cell table:style-name="ce33" table:formula="of:=[.B20]" office:value-type="float" office:value="76.8333333333333" calcext:value-type="float">
            <text:p>76.8</text:p>
          </table:covered-table-cell>
          <table:covered-table-cell table:style-name="ce7" table:formula="of:=[.C20]" office:value-type="float" office:value="0" calcext:value-type="float">
            <text:p>0.0</text:p>
          </table:covered-table-cell>
          <table:table-cell table:number-columns-repeated="4"/>
          <table:table-cell table:style-name="ce31" table:formula="of:=(1-[.B23])*[.B20]" office:value-type="float" office:value="69.15" calcext:value-type="float">
            <text:p>69</text:p>
          </table:table-cell>
          <table:table-cell table:style-name="ce31" table:formula="of:=(1-[.C23])*[.C20]" office:value-type="float" office:value="0" calcext:value-type="float">
            <text:p>0</text:p>
          </table:table-cell>
          <table:table-cell table:style-name="ce31" table:formula="of:=(1+[.B23])*[.B20]" office:value-type="float" office:value="84.5166666666667" calcext:value-type="float">
            <text:p>85</text:p>
          </table:table-cell>
          <table:table-cell table:style-name="ce31" table:formula="of:=(1+[.C23])*[.C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5" table:formula="of:=AVERAGE([.B2:.B19])" office:value-type="float" office:value="76.8333333333333" calcext:value-type="float">
            <text:p>77</text:p>
          </table:table-cell>
          <table:table-cell table:style-name="ce17" table:formula="of:=AVERAGE([.C2:.C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 table:style-name="ce10" office:value-type="float" office:value="70" calcext:value-type="float">
            <text:p>70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style-name="ce10" table:formula="of:=SUM([.B2:.B19])" office:value-type="float" office:value="1383" calcext:value-type="float">
            <text:p>1383</text:p>
          </table:table-cell>
          <table:table-cell table:style-name="ce19" table:formula="of:=SUM([.C2:.C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20" office:value-type="percentage" office:value="0.1" calcext:value-type="percentage">
            <text:p>1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style-name="ce10" table:formula="of:=[.J2]" office:value-type="float" office:value="69.15" calcext:value-type="float">
            <text:p>69</text:p>
          </table:table-cell>
          <table:table-cell table:style-name="ce19" table:formula="of:=[.K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table:style-name="ce10" table:formula="of:=[.L2]" office:value-type="float" office:value="84.5166666666667" calcext:value-type="float">
            <text:p>85</text:p>
          </table:table-cell>
          <table:table-cell table:style-name="ce19" table:formula="of:=[.M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9" table:number-rows-spanned="1">
            <text:p>If you need to change the structure, click <text:span text:style-name="T1">Tools→Protect Sheet</text:span>. Password is empty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14" table:formula="of:=SUM([.B22];[.C22])" office:value-type="float" office:value="1383" calcext:value-type="float" table:number-columns-spanned="2" table:number-rows-spanned="1">
            <text:p>1383</text:p>
          </table:table-cell>
          <table:covered-table-cell/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Rear.B2:Rear.B19">
            <calcext:condition calcext:apply-style-name="Neutral" calcext:value="&lt;[.J1]" calcext:base-cell-address="Rear.B2"/>
          </calcext:conditional-format>
          <calcext:conditional-format calcext:target-range-address="Rear.B2:Rear.B19">
            <calcext:condition calcext:apply-style-name="Bad" calcext:value="&gt;[.L1]" calcext:base-cell-address="Rear.B2"/>
          </calcext:conditional-format>
          <calcext:conditional-format calcext:target-range-address="Rear.C2:Rear.C19">
            <calcext:condition calcext:apply-style-name="Neutral" calcext:value="&lt;[.K2]" calcext:base-cell-address="Rear.C2"/>
          </calcext:conditional-format>
          <calcext:conditional-format calcext:target-range-address="Rear.C2:Rear.C19">
            <calcext:condition calcext:apply-style-name="Bad" calcext:value="&gt;[.M2]" calcext:base-cell-address="Rear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percentage-style style:name="N14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1:40:20.7209578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8T02:16:22.672124724</meta:creation-date>
    <meta:generator>LibreOffice/25.2.5.2$Linux_X86_64 LibreOffice_project/520$Build-2</meta:generator>
    <dc:date>2025-08-05T12:32:55.526551469</dc:date>
    <meta:editing-duration>PT6H7M38S</meta:editing-duration>
    <meta:editing-cycles>64</meta:editing-cycles>
    <meta:document-statistic meta:table-count="2" meta:cell-count="41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tru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18cm" svg:height="8.581cm" xlink:href=".." xlink:type="simple" chart:class="chart:radar" chart:style-name="ch1">
        <chart:legend chart:legend-position="end" svg:x="8.316cm" svg:y="3.244cm" style:legend-expansion="high" chart:style-name="ch2"/>
        <chart:plot-area chart:style-name="ch3" svg:x="0.244cm" svg:y="0.171cm" svg:width="7.828cm" svg:height="8.239cm">
          <chart:coordinate-region svg:x="0.93cm" svg:y="1.159cm" svg:width="6.264cm" svg:height="6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ont.B2:Front.B19" chart:label-cell-address="Front.B1:Front.B1" chart:class="chart:radar">
            <chart:data-point chart:repeated="18"/>
          </chart:series>
          <chart:series chart:style-name="ch8" chart:values-cell-range-address="Front.C2:Front.C19" chart:label-cell-address="Front.C1:Front.C1" chart:class="chart:radar">
            <chart:data-point chart:repeated="18"/>
          </chart:series>
          <chart:series chart:style-name="ch9" chart:values-cell-range-address="Front.D2:Front.D19" chart:label-cell-address="Front.D1:Front.D1" chart:class="chart:radar">
            <chart:data-point chart:repeated="18"/>
          </chart:series>
          <chart:series chart:style-name="ch10" chart:values-cell-range-address="Front.E2:Front.E19" chart:label-cell-address="Front.E1:Front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Front.B1:Front.B1</svg:desc>
                </draw:g>
              </table:table-cell>
              <table:table-cell office:value-type="string">
                <text:p>RIGHT</text:p>
                <draw:g>
                  <svg:desc>Front.C1:Front.C1</svg:desc>
                </draw:g>
              </table:table-cell>
              <table:table-cell office:value-type="string">
                <text:p>Avg LEFT</text:p>
                <draw:g>
                  <svg:desc>Front.D1:Front.D1</svg:desc>
                </draw:g>
              </table:table-cell>
              <table:table-cell office:value-type="string">
                <text:p>Avg RIGHT</text:p>
                <draw:g>
                  <svg:desc>Front.E1:Fro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.781133962197">
                <text:p>104.781133962197</text:p>
                <draw:g>
                  <svg:desc>Front.B2:Front.B19</svg:desc>
                </draw:g>
              </table:table-cell>
              <table:table-cell office:value-type="float" office:value="25.3904656700787">
                <text:p>25.3904656700787</text:p>
                <draw:g>
                  <svg:desc>Front.C2:Front.C19</svg:desc>
                </draw:g>
              </table:table-cell>
              <table:table-cell office:value-type="float" office:value="85.5350865281773">
                <text:p>85.5350865281773</text:p>
                <draw:g>
                  <svg:desc>Front.D2:Front.D19</svg:desc>
                </draw:g>
              </table:table-cell>
              <table:table-cell office:value-type="float" office:value="57.835829216131">
                <text:p>57.835829216131</text:p>
                <draw:g>
                  <svg:desc>Front.E2:Front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3249297645661">
                <text:p>65.3249297645661</text:p>
              </table:table-cell>
              <table:table-cell office:value-type="float" office:value="91.5489439874868">
                <text:p>91.5489439874868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5489439874868">
                <text:p>91.5489439874868</text:p>
              </table:table-cell>
              <table:table-cell office:value-type="float" office:value="31.0896117556696">
                <text:p>31.0896117556696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766785050712">
                <text:p>74.766785050712</text:p>
              </table:table-cell>
              <table:table-cell office:value-type="float" office:value="79.9877690601037">
                <text:p>79.9877690601037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.5733357382278">
                <text:p>85.5733357382278</text:p>
              </table:table-cell>
              <table:table-cell office:value-type="float" office:value="33.260607415366">
                <text:p>33.260607415366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8865865682405">
                <text:p>69.8865865682405</text:p>
              </table:table-cell>
              <table:table-cell office:value-type="float" office:value="65.3249297645661">
                <text:p>65.3249297645661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418305120467">
                <text:p>97.9418305120467</text:p>
              </table:table-cell>
              <table:table-cell office:value-type="float" office:value="53.3499871153921">
                <text:p>53.3499871153921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8865865682405">
                <text:p>69.8865865682405</text:p>
              </table:table-cell>
              <table:table-cell office:value-type="float" office:value="38.0679886567545">
                <text:p>38.0679886567545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.5489439874868">
                <text:p>91.5489439874868</text:p>
              </table:table-cell>
              <table:table-cell office:value-type="float" office:value="65.3249297645661">
                <text:p>65.3249297645661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8865865682405">
                <text:p>69.8865865682405</text:p>
              </table:table-cell>
              <table:table-cell office:value-type="float" office:value="104.781133962197">
                <text:p>104.781133962197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.925862125777">
                <text:p>119.925862125777</text:p>
              </table:table-cell>
              <table:table-cell office:value-type="float" office:value="33.260607415366">
                <text:p>33.260607415366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766785050712">
                <text:p>74.766785050712</text:p>
              </table:table-cell>
              <table:table-cell office:value-type="float" office:value="40.7262861870257">
                <text:p>40.7262861870257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9418305120467">
                <text:p>97.9418305120467</text:p>
              </table:table-cell>
              <table:table-cell office:value-type="float" office:value="61.061022698235">
                <text:p>61.061022698235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766785050712">
                <text:p>74.766785050712</text:p>
              </table:table-cell>
              <table:table-cell office:value-type="float" office:value="74.766785050712">
                <text:p>74.766785050712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.781133962197">
                <text:p>104.781133962197</text:p>
              </table:table-cell>
              <table:table-cell office:value-type="float" office:value="33.260607415366">
                <text:p>33.260607415366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66785050712">
                <text:p>74.766785050712</text:p>
              </table:table-cell>
              <table:table-cell office:value-type="float" office:value="79.9877690601037">
                <text:p>79.9877690601037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9877690601037">
                <text:p>79.9877690601037</text:p>
              </table:table-cell>
              <table:table-cell office:value-type="float" office:value="49.8677118512649">
                <text:p>49.8677118512649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5489439874868">
                <text:p>91.5489439874868</text:p>
              </table:table-cell>
              <table:table-cell office:value-type="float" office:value="79.9877690601037">
                <text:p>79.9877690601037</text:p>
              </table:table-cell>
              <table:table-cell office:value-type="float" office:value="85.5350865281773">
                <text:p>85.5350865281773</text:p>
              </table:table-cell>
              <table:table-cell office:value-type="float" office:value="57.835829216131">
                <text:p>57.835829216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fals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fals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18cm" svg:height="8.581cm" xlink:href=".." xlink:type="simple" chart:class="chart:radar" chart:style-name="ch1">
        <chart:legend chart:legend-position="end" svg:x="8.316cm" svg:y="3.244cm" style:legend-expansion="high" chart:style-name="ch2"/>
        <chart:plot-area chart:style-name="ch3" svg:x="0.244cm" svg:y="0.171cm" svg:width="7.828cm" svg:height="8.239cm">
          <chart:coordinate-region svg:x="0.93cm" svg:y="1.159cm" svg:width="6.264cm" svg:height="6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ar.B2:Rear.B19" chart:label-cell-address="Rear.B1:Rear.B1" chart:class="chart:radar">
            <chart:data-point chart:repeated="18"/>
          </chart:series>
          <chart:series chart:style-name="ch8" chart:values-cell-range-address="Rear.C2:Rear.C19" chart:label-cell-address="Rear.C1:Rear.C1" chart:class="chart:radar">
            <chart:data-point chart:repeated="18"/>
          </chart:series>
          <chart:series chart:style-name="ch9" chart:values-cell-range-address="Rear.D2:Rear.D19" chart:label-cell-address="Rear.D1:Rear.D1" chart:class="chart:radar">
            <chart:data-point chart:repeated="18"/>
          </chart:series>
          <chart:series chart:style-name="ch10" chart:values-cell-range-address="Rear.E2:Rear.E19" chart:label-cell-address="Rear.E1:Rear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Rear.B1:Rear.B1</svg:desc>
                </draw:g>
              </table:table-cell>
              <table:table-cell office:value-type="string">
                <text:p>RIGHT</text:p>
                <draw:g>
                  <svg:desc>Rear.C1:Rear.C1</svg:desc>
                </draw:g>
              </table:table-cell>
              <table:table-cell office:value-type="string">
                <text:p>Avg LEFT</text:p>
                <draw:g>
                  <svg:desc>Rear.D1:Rear.D1</svg:desc>
                </draw:g>
              </table:table-cell>
              <table:table-cell office:value-type="string">
                <text:p>Avg RIGHT</text:p>
                <draw:g>
                  <svg:desc>Rear.E1:Rea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Rear.B2:Rear.B19</svg:desc>
                </draw:g>
              </table:table-cell>
              <table:table-cell office:value-type="float" office:value="0">
                <text:p>0</text:p>
                <draw:g>
                  <svg:desc>Rear.C2:Rear.C19</svg:desc>
                </draw:g>
              </table:table-cell>
              <table:table-cell office:value-type="float" office:value="76.8333333333333">
                <text:p>76.8333333333333</text:p>
                <draw:g>
                  <svg:desc>Rear.D2:Rear.D19</svg:desc>
                </draw:g>
              </table:table-cell>
              <table:table-cell office:value-type="float" office:value="0">
                <text:p>0</text:p>
                <draw:g>
                  <svg:desc>Rear.E2:Rear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76.8333333333333">
                <text:p>76.83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